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90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0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 = 10000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 calcext:value-type="string">
            <text:p>Threads/Cores</text:p>
          </table:table-cell>
          <table:table-cell table:style-name="ce1" office:value-type="string" calcext:value-type="string">
            <text:p>Tiempo paralelo (s)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Escalabilida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117121905" calcext:value-type="float">
            <text:p>0.117121905</text:p>
          </table:table-cell>
          <table:table-cell table:formula="of:=0.117923251/[.B3]" office:value-type="float" office:value="1.00684198229187" calcext:value-type="float">
            <text:p>1.00684198229187</text:p>
          </table:table-cell>
          <table:table-cell table:formula="of:=[.C3]/[.A3]" office:value-type="float" office:value="1.00684198229187" calcext:value-type="float">
            <text:p>1.0068419822918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063335612" calcext:value-type="float">
            <text:p>0.063335612</text:p>
          </table:table-cell>
          <table:table-cell table:formula="of:=0.117923251/[.B4]" office:value-type="float" office:value="1.86187907997163" calcext:value-type="float">
            <text:p>1.86187907997163</text:p>
          </table:table-cell>
          <table:table-cell table:formula="of:=[.C4]/[.A4]" office:value-type="float" office:value="0.930939539985814" calcext:value-type="float">
            <text:p>0.93093953998581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052446109" calcext:value-type="float">
            <text:p>0.052446109</text:p>
          </table:table-cell>
          <table:table-cell table:formula="of:=0.117923251/[.B5]" office:value-type="float" office:value="2.24846520072633" calcext:value-type="float">
            <text:p>2.24846520072633</text:p>
          </table:table-cell>
          <table:table-cell table:formula="of:=[.C5]/[.A5]" office:value-type="float" office:value="0.74948840024211" calcext:value-type="float">
            <text:p>0.749488400242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051161775" calcext:value-type="float">
            <text:p>0.051161775</text:p>
          </table:table-cell>
          <table:table-cell table:formula="of:=0.117923251/[.B6]" office:value-type="float" office:value="2.30490929996076" calcext:value-type="float">
            <text:p>2.30490929996076</text:p>
          </table:table-cell>
          <table:table-cell table:formula="of:=[.C6]/[.A6]" office:value-type="float" office:value="0.57622732499019" calcext:value-type="float">
            <text:p>0.57622732499019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5" office:value-type="string" calcext:value-type="string">
            <text:p>N = 30000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hreads/Cores</text:p>
          </table:table-cell>
          <table:table-cell table:style-name="ce1" office:value-type="string" calcext:value-type="string">
            <text:p>Tiempo paralelo (s)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Escalabilida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295244525" calcext:value-type="float">
            <text:p>1.295244525</text:p>
          </table:table-cell>
          <table:table-cell table:formula="of:=1.079464014/[.B10]" office:value-type="float" office:value="0.833405579537192" calcext:value-type="float">
            <text:p>0.833405579537192</text:p>
          </table:table-cell>
          <table:table-cell table:formula="of:=[.C10]/[.A10]" office:value-type="float" office:value="0.833405579537192" calcext:value-type="float">
            <text:p>0.83340557953719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632706419" calcext:value-type="float">
            <text:p>0.632706419</text:p>
          </table:table-cell>
          <table:table-cell table:formula="of:=1.079464014/[.B11]" office:value-type="float" office:value="1.70610567805856" calcext:value-type="float">
            <text:p>1.70610567805856</text:p>
          </table:table-cell>
          <table:table-cell table:formula="of:=[.C11]/[.A11]" office:value-type="float" office:value="0.853052839029281" calcext:value-type="float">
            <text:p>0.85305283902928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492766513" calcext:value-type="float">
            <text:p>0.492766513</text:p>
          </table:table-cell>
          <table:table-cell table:formula="of:=1.079464014/[.B12]" office:value-type="float" office:value="2.19061966574827" calcext:value-type="float">
            <text:p>2.19061966574827</text:p>
          </table:table-cell>
          <table:table-cell table:formula="of:=[.C12]/[.A12]" office:value-type="float" office:value="0.730206555249423" calcext:value-type="float">
            <text:p>0.7302065552494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45862462" calcext:value-type="float">
            <text:p>0.45862462</text:p>
          </table:table-cell>
          <table:table-cell table:formula="of:=1.079464014/[.B13]" office:value-type="float" office:value="2.35369835574898" calcext:value-type="float">
            <text:p>2.35369835574898</text:p>
          </table:table-cell>
          <table:table-cell table:formula="of:=[.C13]/[.A13]" office:value-type="float" office:value="0.588424588937245" calcext:value-type="float">
            <text:p>0.588424588937245</text:p>
          </table:table-cell>
        </table:table-row>
        <table:table-row table:style-name="ro3" table:number-rows-repeated="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8:51:23.51364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8:51:27.693848058</meta:creation-date>
    <meta:editing-duration>PT17S</meta:editing-duration>
    <meta:editing-cycles>2</meta:editing-cycles>
    <meta:generator>LibreOffice/5.4.6.2$Linux_X86_64 LibreOffice_project/40m0$Build-2</meta:generator>
    <dc:date>2018-04-24T19:02:13.057660294</dc:date>
    <meta:document-statistic meta:table-count="1" meta:cell-count="42" meta:object-count="0"/>
  </office:meta>
</office:document-meta>
</file>